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6372" officeooo:paragraph-rsid="0005637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56372" officeooo:paragraph-rsid="00056372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87bbb" officeooo:paragraph-rsid="00087bb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87e5a" officeooo:paragraph-rsid="00087e5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8d32e" officeooo:paragraph-rsid="0008d32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aaba7" officeooo:paragraph-rsid="000aaba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d777b" officeooo:paragraph-rsid="000d777b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d777b" officeooo:paragraph-rsid="000d777b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d8f90" officeooo:paragraph-rsid="000d8f9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0d8f90" officeooo:paragraph-rsid="000d8f9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2e36f" officeooo:paragraph-rsid="0012e36f" style:font-weight-asian="normal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13b114" officeooo:paragraph-rsid="0013b114" style:font-weight-asian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20321d" officeooo:paragraph-rsid="0020321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20321d" officeooo:paragraph-rsid="0020321d" style:font-weight-asian="normal" style:font-weight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0bde72"/>
    </style:style>
    <style:style style:name="T3" style:family="text">
      <style:text-properties style:text-position="0% 100%" officeooo:rsid="000d8f90"/>
    </style:style>
    <style:style style:name="T4" style:family="text">
      <style:text-properties style:text-position="0% 100%" officeooo:rsid="001916ac"/>
    </style:style>
    <style:style style:name="T5" style:family="text">
      <style:text-properties style:text-position="0% 100%" officeooo:rsid="0019b6c2"/>
    </style:style>
    <style:style style:name="T6" style:family="text">
      <style:text-properties style:text-position="0% 100%" officeooo:rsid="001fd90d"/>
    </style:style>
    <style:style style:name="T7" style:family="text">
      <style:text-properties style:text-position="sub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 to organic chemistry</text:p>
      <text:p text:style-name="P2"/>
      <text:p text:style-name="P3">Organic molecules that contain carbon.</text:p>
      <text:p text:style-name="P3"/>
      <text:p text:style-name="P4">Hydrocarbons contain only hydrogen and carbon.</text:p>
      <text:p text:style-name="P5">Saturated hydrocarbons only contain single bonds, and have the maximum number of hydrogen atoms.</text:p>
      <text:p text:style-name="P5">Unsaturated hydrocarbons contain C=C double bonds.</text:p>
      <text:p text:style-name="P5">A homologous series is a family of molecules that have the same chemical properties, and where members differ by the addition of CH<text:span text:style-name="T7">2</text:span><text:span text:style-name="T1"> groups.</text:span></text:p>
      <text:p text:style-name="P6"><text:span text:style-name="T1">A functional group is a reactive group on a hydrocarbon chain. </text:span><text:span text:style-name="T2">The same functional group means the chemical properties are the same.</text:span></text:p>
      <text:p text:style-name="P7"><text:span text:style-name="T2">H</text:span><text:span text:style-name="T1">ydrocarbons can be:</text:span></text:p>
      <text:list xml:id="list1537769926" text:style-name="L2">
        <text:list-item>
          <text:p text:style-name="P8"><text:span text:style-name="T1">Aliphatic – </text:span><text:span text:style-name="T3">carbons in straight chains</text:span></text:p>
        </text:list-item>
        <text:list-item>
          <text:p text:style-name="P9"><text:span text:style-name="T1">Alicyclic – carbons joined in a ring</text:span></text:p>
        </text:list-item>
        <text:list-item>
          <text:p text:style-name="P9"><text:span text:style-name="T1">Aromatic – some/all carbons in a benzene ring</text:span></text:p>
        </text:list-item>
      </text:list>
      <text:p text:style-name="P10"><text:span text:style-name="T1"/></text:p>
      <text:p text:style-name="P11"><text:span text:style-name="T1">Naming hydrocarbons:</text:span></text:p>
      <text:list xml:id="list946341504" text:style-name="L4">
        <text:list-item>
          <text:p text:style-name="P12"><text:span text:style-name="T1">Stem – the number of carbons in the longest chain </text:span><text:span text:style-name="T4">(</text:span><text:span text:style-name="T5">meth, eth, prop, but, pent, hex, help, oct, non, dec)</text:span></text:p>
        </text:list-item>
        <text:list-item>
          <text:p text:style-name="P12"><text:span text:style-name="T1">Suffix – indicates the homologous series </text:span><text:span text:style-name="T6">(alkanes=ane, alkenes=ene, elkynes=yne, alhocols=ol, aldehydes=al, keytones=one)</text:span></text:p>
        </text:list-item>
        <text:list-item>
          <text:p text:style-name="P12"><text:span text:style-name="T1">Number – indicates the position of the functional group</text:span></text:p>
        </text:list-item>
        <text:list-item>
          <text:p text:style-name="P13"><text:span text:style-name="T1">Prefixes – added before the stem to indicate a side chain or functional group (ethyl, chloro, hydroxyl)</text:span></text:p>
        </text:list-item>
      </text:list>
      <text:p text:style-name="P14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19:46:50.863264024</meta:creation-date>
    <meta:generator>LibreOffice/7.0.3.1$Linux_X86_64 LibreOffice_project/00$Build-1</meta:generator>
    <dc:date>2020-12-14T13:19:45.821541322</dc:date>
    <meta:editing-duration>PT36M57S</meta:editing-duration>
    <meta:editing-cycles>19</meta:editing-cycles>
    <meta:document-statistic meta:table-count="0" meta:image-count="0" meta:object-count="0" meta:page-count="1" meta:paragraph-count="16" meta:word-count="165" meta:character-count="1077" meta:non-whitespace-character-count="928"/>
  </office:meta>
</office:document-meta>
</file>